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marker-start="" draw:marker-end="Linienende_20_1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left" draw:textarea-vertical-align="top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fill="none" draw:textarea-horizontal-align="left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.3cm"/>
    </style:style>
    <style:style style:name="gr9" style:family="graphic" style:parent-style-name="standard">
      <style:graphic-properties draw:fill="none" draw:textarea-horizontal-align="center" draw:textarea-vertical-align="middle" fo:padding-left="0cm" fo:padding-right="0cm"/>
    </style:style>
    <style:style style:name="gr10" style:family="graphic" style:parent-style-name="standard">
      <style:graphic-properties draw:fill="none" draw:textarea-horizontal-align="center" draw:textarea-vertical-align="middle" fo:padding-left="0.05cm" fo:padding-right="0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597cm" svg:y1="3.3cm" svg:x2="4.397cm" svg:y2="3.6cm">
          <text:p/>
        </draw:line>
        <draw:line draw:style-name="gr1" draw:text-style-name="P1" draw:layer="layout" svg:x1="4.797cm" svg:y1="3.6cm" svg:x2="4.597cm" svg:y2="3.3cm">
          <text:p/>
        </draw:line>
        <draw:line draw:style-name="gr1" draw:text-style-name="P1" draw:layer="layout" svg:x1="4.397cm" svg:y1="3.6cm" svg:x2="4.797cm" svg:y2="3.6cm">
          <text:p/>
        </draw:line>
        <draw:line draw:style-name="gr1" draw:text-style-name="P1" draw:layer="layout" svg:x1="4.597cm" svg:y1="3.6cm" svg:x2="4.597cm" svg:y2="3.8cm">
          <text:p/>
        </draw:line>
        <draw:line draw:style-name="gr2" draw:text-style-name="P1" draw:layer="layout" svg:x1="7.8cm" svg:y1="4.2cm" svg:x2="9.5cm" svg:y2="4.2cm">
          <text:p/>
        </draw:line>
        <draw:rect draw:style-name="gr3" draw:text-style-name="P2" draw:layer="layout" svg:width="3.001cm" svg:height="0.1cm" svg:x="3.097cm" svg:y="2.6cm">
          <text:p/>
        </draw:rect>
        <draw:rect draw:style-name="gr4" draw:text-style-name="P4" draw:layer="layout" svg:width="3cm" svg:height="0.6cm" svg:x="3.098cm" svg:y="2.7cm">
          <text:p text:style-name="P3"><text:span text:style-name="T1">cma11()</text:span></text:p>
        </draw:rect>
        <draw:rect draw:style-name="gr5" draw:text-style-name="P2" draw:layer="layout" svg:width="3.002cm" svg:height="0.4cm" svg:x="3.098cm" svg:y="2.2cm">
          <text:p text:style-name="P5"><text:span text:style-name="T2">CAexC</text:span></text:p>
        </draw:rect>
        <draw:line draw:style-name="gr1" draw:text-style-name="P1" draw:layer="layout" svg:x1="2.897cm" svg:y1="3.8cm" svg:x2="6.297cm" svg:y2="3.8cm">
          <text:p/>
        </draw:line>
        <draw:rect draw:style-name="gr3" draw:text-style-name="P2" draw:layer="layout" svg:width="3.001cm" svg:height="0.1cm" svg:x="1.398cm" svg:y="4.4cm">
          <text:p/>
        </draw:rect>
        <draw:rect draw:style-name="gr4" draw:text-style-name="P4" draw:layer="layout" svg:width="3cm" svg:height="1.2cm" svg:x="1.399cm" svg:y="4.5cm">
          <text:p text:style-name="P3"><text:span text:style-name="T1">cmb21()</text:span></text:p>
          <text:p text:style-name="P3"><text:span text:style-name="T1"/></text:p>
        </draw:rect>
        <draw:rect draw:style-name="gr5" draw:text-style-name="P2" draw:layer="layout" svg:width="3.001cm" svg:height="0.4cm" svg:x="1.399cm" svg:y="4cm">
          <text:p text:style-name="P5"><text:span text:style-name="T2">CBexC</text:span></text:p>
        </draw:rect>
        <draw:line draw:style-name="gr1" draw:text-style-name="P1" draw:layer="layout" svg:x1="2.897cm" svg:y1="3.8cm" svg:x2="2.897cm" svg:y2="4cm">
          <text:p/>
        </draw:line>
        <draw:line draw:style-name="gr1" draw:text-style-name="P1" draw:layer="layout" svg:x1="6.297cm" svg:y1="3.8cm" svg:x2="6.297cm" svg:y2="4cm">
          <text:p/>
        </draw:line>
        <draw:rect draw:style-name="gr3" draw:text-style-name="P2" draw:layer="layout" svg:width="3.001cm" svg:height="0.1cm" svg:x="4.799cm" svg:y="4.4cm">
          <text:p/>
        </draw:rect>
        <draw:rect draw:style-name="gr4" draw:text-style-name="P4" draw:layer="layout" svg:width="3cm" svg:height="1.5cm" svg:x="4.8cm" svg:y="4.5cm">
          <text:p text:style-name="P3"><text:span text:style-name="T1">cmc21()</text:span></text:p>
          <text:p text:style-name="P3"><text:span text:style-name="T1">ima11()</text:span></text:p>
          <text:p text:style-name="P3"><text:span text:style-name="T1">imb12()</text:span></text:p>
          <text:p text:style-name="P3"><text:span text:style-name="T1">imc21()</text:span></text:p>
        </draw:rect>
        <draw:rect draw:style-name="gr5" draw:text-style-name="P2" draw:layer="layout" svg:width="3cm" svg:height="0.4cm" svg:x="4.8cm" svg:y="4cm">
          <text:p text:style-name="P5"><text:span text:style-name="T2">CCexC</text:span></text:p>
        </draw:rect>
        <draw:rect draw:style-name="gr5" draw:text-style-name="P2" draw:layer="layout" svg:width="1.8cm" svg:height="0.4cm" svg:x="9.499cm" svg:y="1.8cm">
          <text:p text:style-name="P5"><text:span text:style-name="T2">IAexC</text:span></text:p>
        </draw:rect>
        <draw:rect draw:style-name="gr4" draw:text-style-name="P4" draw:layer="layout" svg:width="3cm" svg:height="0.9cm" svg:x="9.498cm" svg:y="2.3cm">
          <text:p text:style-name="P3"><text:span text:style-name="T1">ima11()</text:span></text:p>
          <text:p text:style-name="P3"><text:span text:style-name="T1"/></text:p>
        </draw:rect>
        <draw:rect draw:style-name="gr3" draw:text-style-name="P2" draw:layer="layout" svg:width="2.997cm" svg:height="0.1cm" svg:x="9.503cm" svg:y="2.2cm">
          <text:p/>
        </draw:rect>
        <draw:line draw:style-name="gr2" draw:text-style-name="P1" draw:layer="layout" svg:x1="4.4cm" svg:y1="6.6cm" svg:x2="9.5cm" svg:y2="6.6cm">
          <text:p/>
        </draw:line>
        <draw:line draw:style-name="gr1" draw:text-style-name="P1" draw:layer="layout" svg:x1="10.998cm" svg:y1="3.2cm" svg:x2="10.798cm" svg:y2="3.5cm">
          <text:p/>
        </draw:line>
        <draw:line draw:style-name="gr1" draw:text-style-name="P1" draw:layer="layout" svg:x1="11.198cm" svg:y1="3.5cm" svg:x2="10.998cm" svg:y2="3.2cm">
          <text:p/>
        </draw:line>
        <draw:line draw:style-name="gr1" draw:text-style-name="P1" draw:layer="layout" svg:x1="10.798cm" svg:y1="3.5cm" svg:x2="11.198cm" svg:y2="3.5cm">
          <text:p/>
        </draw:line>
        <draw:line draw:style-name="gr1" draw:text-style-name="P1" draw:layer="layout" svg:x1="10.998cm" svg:y1="3.5cm" svg:x2="10.998cm" svg:y2="4cm">
          <text:p/>
        </draw:line>
        <draw:rect draw:style-name="gr5" draw:text-style-name="P2" draw:layer="layout" svg:width="1.8cm" svg:height="0.4cm" svg:x="9.499cm" svg:y="4cm">
          <text:p text:style-name="P5"><text:span text:style-name="T2">ICexC</text:span></text:p>
        </draw:rect>
        <draw:rect draw:style-name="gr4" draw:text-style-name="P4" draw:layer="layout" svg:width="3cm" svg:height="0.6cm" svg:x="9.498cm" svg:y="4.5cm">
          <text:p text:style-name="P3"><text:span text:style-name="T1">imc21()</text:span></text:p>
        </draw:rect>
        <draw:rect draw:style-name="gr3" draw:text-style-name="P2" draw:layer="layout" svg:width="2.997cm" svg:height="0.1cm" svg:x="9.503cm" svg:y="4.4cm">
          <text:p/>
        </draw:rect>
        <draw:line draw:style-name="gr1" draw:text-style-name="P1" draw:layer="layout" svg:x1="2.897cm" svg:y1="5.7cm" svg:x2="2.697cm" svg:y2="6cm">
          <text:p/>
        </draw:line>
        <draw:line draw:style-name="gr1" draw:text-style-name="P1" draw:layer="layout" svg:x1="3.097cm" svg:y1="6cm" svg:x2="2.897cm" svg:y2="5.7cm">
          <text:p/>
        </draw:line>
        <draw:line draw:style-name="gr1" draw:text-style-name="P1" draw:layer="layout" svg:x1="2.697cm" svg:y1="6cm" svg:x2="3.097cm" svg:y2="6cm">
          <text:p/>
        </draw:line>
        <draw:line draw:style-name="gr1" draw:text-style-name="P1" draw:layer="layout" svg:x1="2.897cm" svg:y1="6cm" svg:x2="2.9cm" svg:y2="6.4cm">
          <text:p/>
        </draw:line>
        <draw:rect draw:style-name="gr3" draw:text-style-name="P2" draw:layer="layout" svg:width="3.001cm" svg:height="0.1cm" svg:x="1.399cm" svg:y="6.8cm">
          <text:p/>
        </draw:rect>
        <draw:rect draw:style-name="gr4" draw:text-style-name="P4" draw:layer="layout" svg:width="3cm" svg:height="2.2cm" svg:x="1.4cm" svg:y="6.9cm">
          <text:p text:style-name="P3"><text:span text:style-name="T1">cmd31()</text:span></text:p>
          <text:p text:style-name="P3"><text:span text:style-name="T1">ima11()</text:span></text:p>
          <text:p text:style-name="P3"><text:span text:style-name="T1">imb12()</text:span></text:p>
          <text:p text:style-name="P3"><text:span text:style-name="T1">imc21()</text:span></text:p>
          <text:p text:style-name="P3"><text:span text:style-name="T1">imd11()</text:span></text:p>
          <text:p text:style-name="P3"><text:span text:style-name="T1">ime31()</text:span></text:p>
        </draw:rect>
        <draw:rect draw:style-name="gr5" draw:text-style-name="P2" draw:layer="layout" svg:width="3cm" svg:height="0.4cm" svg:x="1.4cm" svg:y="6.4cm">
          <text:p text:style-name="P5"><text:span text:style-name="T2">CDexC</text:span></text:p>
        </draw:rect>
        <draw:rect draw:style-name="gr3" draw:text-style-name="P2" draw:layer="layout" svg:width="3.001cm" svg:height="0.1cm" svg:x="16.503cm" svg:y="6.8cm">
          <text:p/>
        </draw:rect>
        <draw:rect draw:style-name="gr4" draw:text-style-name="P4" draw:layer="layout" svg:width="3cm" svg:height="1.9cm" svg:x="16.5cm" svg:y="6.9cm">
          <text:p text:style-name="P3"><text:span text:style-name="T1">ima11()</text:span></text:p>
          <text:p text:style-name="P3"><text:span text:style-name="T1">imb12()</text:span></text:p>
          <text:p text:style-name="P3"><text:span text:style-name="T1">imc21()</text:span></text:p>
          <text:p text:style-name="P3"><text:span text:style-name="T1">imd11()</text:span></text:p>
          <text:p text:style-name="P3"><text:span text:style-name="T1">ime31()</text:span></text:p>
        </draw:rect>
        <draw:rect draw:style-name="gr5" draw:text-style-name="P2" draw:layer="layout" svg:width="2.996cm" svg:height="0.4cm" svg:x="16.504cm" svg:y="6.4cm">
          <text:p text:style-name="P5"><text:span text:style-name="T2">CEexC</text:span></text:p>
        </draw:rect>
        <draw:line draw:style-name="gr2" draw:text-style-name="P1" draw:layer="layout" svg:x1="16.5cm" svg:y1="6.6cm" svg:x2="12.5cm" svg:y2="6.6cm">
          <text:p/>
        </draw:line>
        <draw:rect draw:style-name="gr5" draw:text-style-name="P2" draw:layer="layout" svg:width="1.8cm" svg:height="0.4cm" svg:x="12.899cm" svg:y="1.8cm">
          <text:p text:style-name="P5"><text:span text:style-name="T2">IBexC</text:span></text:p>
        </draw:rect>
        <draw:rect draw:style-name="gr4" draw:text-style-name="P4" draw:layer="layout" svg:width="3cm" svg:height="0.9cm" svg:x="12.898cm" svg:y="2.3cm">
          <text:p text:style-name="P3"><text:span text:style-name="T1">ima11()</text:span></text:p>
          <text:p text:style-name="P3"><text:span text:style-name="T1">imb12()</text:span></text:p>
        </draw:rect>
        <draw:rect draw:style-name="gr3" draw:text-style-name="P2" draw:layer="layout" svg:width="2.997cm" svg:height="0.1cm" svg:x="12.903cm" svg:y="2.2cm">
          <text:p/>
        </draw:rect>
        <draw:line draw:style-name="gr1" draw:text-style-name="P1" draw:layer="layout" svg:x1="13.798cm" svg:y1="3.2cm" svg:x2="13.598cm" svg:y2="3.5cm">
          <text:p/>
        </draw:line>
        <draw:line draw:style-name="gr1" draw:text-style-name="P1" draw:layer="layout" svg:x1="13.998cm" svg:y1="3.5cm" svg:x2="13.798cm" svg:y2="3.2cm">
          <text:p/>
        </draw:line>
        <draw:line draw:style-name="gr1" draw:text-style-name="P1" draw:layer="layout" svg:x1="13.598cm" svg:y1="3.5cm" svg:x2="13.998cm" svg:y2="3.5cm">
          <text:p/>
        </draw:line>
        <draw:line draw:style-name="gr1" draw:text-style-name="P1" draw:layer="layout" svg:x1="13.8cm" svg:y1="3.5cm" svg:x2="13.797cm" svg:y2="3.8cm">
          <text:p/>
        </draw:line>
        <draw:line draw:style-name="gr1" draw:text-style-name="P1" draw:layer="layout" svg:x1="10.997cm" svg:y1="3.8cm" svg:x2="13.8cm" svg:y2="3.8cm">
          <text:p/>
        </draw:line>
        <draw:line draw:style-name="gr1" draw:text-style-name="P1" draw:layer="layout" svg:x1="10.998cm" svg:y1="5.1cm" svg:x2="10.798cm" svg:y2="5.4cm">
          <text:p/>
        </draw:line>
        <draw:line draw:style-name="gr1" draw:text-style-name="P1" draw:layer="layout" svg:x1="11.198cm" svg:y1="5.4cm" svg:x2="10.998cm" svg:y2="5.1cm">
          <text:p/>
        </draw:line>
        <draw:line draw:style-name="gr1" draw:text-style-name="P1" draw:layer="layout" svg:x1="10.798cm" svg:y1="5.4cm" svg:x2="11.198cm" svg:y2="5.4cm">
          <text:p/>
        </draw:line>
        <draw:line draw:style-name="gr1" draw:text-style-name="P1" draw:layer="layout" svg:x1="11cm" svg:y1="5.4cm" svg:x2="10.998cm" svg:y2="6.4cm">
          <text:p/>
        </draw:line>
        <draw:rect draw:style-name="gr5" draw:text-style-name="P2" draw:layer="layout" svg:width="1.8cm" svg:height="0.4cm" svg:x="9.499cm" svg:y="6.4cm">
          <text:p text:style-name="P5"><text:span text:style-name="T2">IEexC</text:span></text:p>
        </draw:rect>
        <draw:rect draw:style-name="gr5" draw:text-style-name="P2" draw:layer="layout" svg:width="1.201cm" svg:height="0.4cm" svg:x="11.299cm" svg:y="6.4cm">
          <text:p text:style-name="P5"><text:span text:style-name="T2">id=1</text:span></text:p>
        </draw:rect>
        <draw:rect draw:style-name="gr4" draw:text-style-name="P4" draw:layer="layout" svg:width="3cm" svg:height="0.6cm" svg:x="9.498cm" svg:y="6.9cm">
          <text:p text:style-name="P3"><text:span text:style-name="T1">ime31()</text:span></text:p>
        </draw:rect>
        <draw:rect draw:style-name="gr3" draw:text-style-name="P2" draw:layer="layout" svg:width="2.997cm" svg:height="0.1cm" svg:x="9.503cm" svg:y="6.8cm">
          <text:p/>
        </draw:rect>
        <draw:rect draw:style-name="gr5" draw:text-style-name="P2" draw:layer="layout" svg:width="1.8cm" svg:height="0.4cm" svg:x="12.899cm" svg:y="4.5cm">
          <text:p text:style-name="P5"><text:span text:style-name="T2">IDexC</text:span></text:p>
        </draw:rect>
        <draw:rect draw:style-name="gr4" draw:text-style-name="P4" draw:layer="layout" svg:width="3cm" svg:height="0.6cm" svg:x="12.898cm" svg:y="5cm">
          <text:p text:style-name="P3"><text:span text:style-name="T1">imd11()</text:span></text:p>
        </draw:rect>
        <draw:rect draw:style-name="gr3" draw:text-style-name="P2" draw:layer="layout" svg:width="2.997cm" svg:height="0.1cm" svg:x="12.903cm" svg:y="4.9cm">
          <text:p/>
        </draw:rect>
        <draw:line draw:style-name="gr1" draw:text-style-name="P1" draw:layer="layout" svg:x1="14.398cm" svg:y1="5.6cm" svg:x2="14.198cm" svg:y2="5.9cm">
          <text:p/>
        </draw:line>
        <draw:line draw:style-name="gr1" draw:text-style-name="P1" draw:layer="layout" svg:x1="14.598cm" svg:y1="5.9cm" svg:x2="14.398cm" svg:y2="5.6cm">
          <text:p/>
        </draw:line>
        <draw:line draw:style-name="gr1" draw:text-style-name="P1" draw:layer="layout" svg:x1="14.198cm" svg:y1="5.9cm" svg:x2="14.598cm" svg:y2="5.9cm">
          <text:p/>
        </draw:line>
        <draw:line draw:style-name="gr1" draw:text-style-name="P1" draw:layer="layout" svg:x1="14.4cm" svg:y1="5.9cm" svg:x2="14.397cm" svg:y2="6.2cm">
          <text:p/>
        </draw:line>
        <draw:line draw:style-name="gr1" draw:text-style-name="P1" draw:layer="layout" svg:x1="10.997cm" svg:y1="6.2cm" svg:x2="14.397cm" svg:y2="6.2cm">
          <text:p/>
        </draw:line>
        <draw:line draw:style-name="gr6" draw:text-style-name="P1" draw:layer="layout" svg:x1="2.2cm" svg:y1="9.4cm" svg:x2="19cm" svg:y2="9.4cm">
          <text:p/>
        </draw:line>
        <draw:rect draw:style-name="gr7" draw:text-style-name="P4" draw:layer="layout" svg:width="2cm" svg:height="0.4cm" svg:x="2.601cm" svg:y="15cm">
          <text:p text:style-name="P3"><text:span text:style-name="T1">size</text:span></text:p>
        </draw:rect>
        <draw:rect draw:style-name="gr7" draw:text-style-name="P4" draw:layer="layout" svg:width="2cm" svg:height="0.4cm" svg:x="2.601cm" svg:y="14.6cm">
          <text:p text:style-name="P3"><text:span text:style-name="T1">...</text:span></text:p>
        </draw:rect>
        <draw:rect draw:style-name="gr7" draw:text-style-name="P4" draw:layer="layout" svg:width="2cm" svg:height="0.4cm" svg:x="2.601cm" svg:y="15.4cm">
          <text:p text:style-name="P3"><text:span text:style-name="T1">...</text:span></text:p>
        </draw:rect>
        <draw:rect draw:style-name="gr7" draw:text-style-name="P4" draw:layer="layout" svg:width="2cm" svg:height="0.4cm" svg:x="2.601cm" svg:y="14.2cm">
          <text:p text:style-name="P3"><text:span text:style-name="T1">&lt;init&gt;()</text:span></text:p>
        </draw:rect>
        <draw:rect draw:style-name="gr7" draw:text-style-name="P4" draw:layer="layout" svg:width="2cm" svg:height="0.4cm" svg:x="2.601cm" svg:y="13.8cm">
          <text:p text:style-name="P3"><text:span text:style-name="T1">cma11()</text:span></text:p>
        </draw:rect>
        <draw:rect draw:style-name="gr5" draw:text-style-name="P2" draw:layer="layout" svg:width="2cm" svg:height="0.4cm" svg:x="2.601cm" svg:y="9.8cm">
          <text:p text:style-name="P5"><text:span text:style-name="T2">CAexC</text:span></text:p>
        </draw:rect>
        <draw:frame draw:style-name="gr8" draw:text-style-name="P6" draw:layer="layout" svg:width="0.4cm" svg:height="0.6cm" svg:x="2.201cm" svg:y="14.2cm">
          <draw:text-box>
            <text:p><text:span text:style-name="T3">0</text:span></text:p>
          </draw:text-box>
        </draw:frame>
        <draw:frame draw:style-name="gr8" draw:text-style-name="P6" draw:layer="layout" svg:width="0.4cm" svg:height="0.6cm" svg:x="2.201cm" svg:y="13.8cm">
          <draw:text-box>
            <text:p><text:span text:style-name="T3">1</text:span></text:p>
          </draw:text-box>
        </draw:frame>
        <draw:rect draw:style-name="gr7" draw:text-style-name="P4" draw:layer="layout" svg:width="2cm" svg:height="0.4cm" svg:x="5.802cm" svg:y="15cm">
          <text:p text:style-name="P3"><text:span text:style-name="T1">size</text:span></text:p>
        </draw:rect>
        <draw:rect draw:style-name="gr7" draw:text-style-name="P4" draw:layer="layout" svg:width="2cm" svg:height="0.4cm" svg:x="5.802cm" svg:y="14.6cm">
          <text:p text:style-name="P3"><text:span text:style-name="T1">...</text:span></text:p>
        </draw:rect>
        <draw:rect draw:style-name="gr7" draw:text-style-name="P4" draw:layer="layout" svg:width="2cm" svg:height="0.4cm" svg:x="5.802cm" svg:y="15.4cm">
          <text:p text:style-name="P3"><text:span text:style-name="T1">...</text:span></text:p>
        </draw:rect>
        <draw:rect draw:style-name="gr7" draw:text-style-name="P4" draw:layer="layout" svg:width="2cm" svg:height="0.4cm" svg:x="5.802cm" svg:y="14.2cm">
          <text:p text:style-name="P3"><text:span text:style-name="T1">&lt;init&gt;()</text:span></text:p>
        </draw:rect>
        <draw:rect draw:style-name="gr7" draw:text-style-name="P4" draw:layer="layout" svg:width="2cm" svg:height="0.4cm" svg:x="5.802cm" svg:y="13.8cm">
          <text:p text:style-name="P3"><text:span text:style-name="T1">cma11()</text:span></text:p>
        </draw:rect>
        <draw:rect draw:style-name="gr7" draw:text-style-name="P4" draw:layer="layout" svg:width="2cm" svg:height="0.4cm" svg:x="5.802cm" svg:y="13.4cm">
          <text:p text:style-name="P3"><text:span text:style-name="T1">cmb21()</text:span></text:p>
        </draw:rect>
        <draw:rect draw:style-name="gr5" draw:text-style-name="P2" draw:layer="layout" svg:width="2cm" svg:height="0.4cm" svg:x="5.802cm" svg:y="9.8cm">
          <text:p text:style-name="P5"><text:span text:style-name="T2">CBexC</text:span></text:p>
        </draw:rect>
        <draw:frame draw:style-name="gr8" draw:text-style-name="P6" draw:layer="layout" svg:width="0.4cm" svg:height="0.6cm" svg:x="5.402cm" svg:y="14.2cm">
          <draw:text-box>
            <text:p><text:span text:style-name="T3">0</text:span></text:p>
          </draw:text-box>
        </draw:frame>
        <draw:frame draw:style-name="gr8" draw:text-style-name="P6" draw:layer="layout" svg:width="0.4cm" svg:height="0.6cm" svg:x="5.402cm" svg:y="13.8cm">
          <draw:text-box>
            <text:p><text:span text:style-name="T3">1</text:span></text:p>
          </draw:text-box>
        </draw:frame>
        <draw:frame draw:style-name="gr8" draw:text-style-name="P6" draw:layer="layout" svg:width="0.4cm" svg:height="0.6cm" svg:x="5.402cm" svg:y="13.4cm">
          <draw:text-box>
            <text:p><text:span text:style-name="T3">2</text:span></text:p>
          </draw:text-box>
        </draw:frame>
        <draw:rect draw:style-name="gr7" draw:text-style-name="P4" draw:layer="layout" svg:width="2cm" svg:height="0.4cm" svg:x="9.003cm" svg:y="15cm">
          <text:p text:style-name="P3"><text:span text:style-name="T1">size</text:span></text:p>
        </draw:rect>
        <draw:rect draw:style-name="gr7" draw:text-style-name="P4" draw:layer="layout" svg:width="2cm" svg:height="0.4cm" svg:x="9.003cm" svg:y="14.6cm">
          <text:p text:style-name="P3"><text:span text:style-name="T1">...</text:span></text:p>
        </draw:rect>
        <draw:rect draw:style-name="gr7" draw:text-style-name="P4" draw:layer="layout" svg:width="2cm" svg:height="0.4cm" svg:x="9.003cm" svg:y="15.4cm">
          <text:p text:style-name="P3"><text:span text:style-name="T1">...</text:span></text:p>
        </draw:rect>
        <draw:rect draw:style-name="gr7" draw:text-style-name="P4" draw:layer="layout" svg:width="2cm" svg:height="0.4cm" svg:x="9.003cm" svg:y="15.8cm">
          <text:p text:style-name="P3"><text:span text:style-name="T1">imDelegIiMm</text:span></text:p>
        </draw:rect>
        <draw:rect draw:style-name="gr7" draw:text-style-name="P4" draw:layer="layout" svg:width="2cm" svg:height="0.4cm" svg:x="9.003cm" svg:y="14.2cm">
          <text:p text:style-name="P3"><text:span text:style-name="T1">&lt;init&gt;()</text:span></text:p>
        </draw:rect>
        <draw:rect draw:style-name="gr7" draw:text-style-name="P4" draw:layer="layout" svg:width="2cm" svg:height="0.4cm" svg:x="9.003cm" svg:y="13.8cm">
          <text:p text:style-name="P3"><text:span text:style-name="T1">cma11()</text:span></text:p>
        </draw:rect>
        <draw:rect draw:style-name="gr7" draw:text-style-name="P4" draw:layer="layout" svg:width="2cm" svg:height="0.4cm" svg:x="9.003cm" svg:y="13.4cm">
          <text:p text:style-name="P3"><text:span text:style-name="T1">cmc21()</text:span></text:p>
        </draw:rect>
        <draw:rect draw:style-name="gr5" draw:text-style-name="P2" draw:layer="layout" svg:width="2cm" svg:height="0.4cm" svg:x="9.003cm" svg:y="9.8cm">
          <text:p text:style-name="P5"><text:span text:style-name="T2">CCexC</text:span></text:p>
        </draw:rect>
        <draw:rect draw:style-name="gr7" draw:text-style-name="P4" draw:layer="layout" svg:width="2cm" svg:height="0.4cm" svg:x="9.003cm" svg:y="13cm">
          <text:p text:style-name="P3"><text:span text:style-name="T1">ima11()</text:span></text:p>
        </draw:rect>
        <draw:rect draw:style-name="gr9" draw:text-style-name="P4" draw:layer="layout" svg:width="1cm" svg:height="0.4cm" svg:x="9.003cm" svg:y="16.2cm">
          <text:p text:style-name="P3"><text:span text:style-name="T1">4(IB)</text:span></text:p>
        </draw:rect>
        <draw:rect draw:style-name="gr10" draw:text-style-name="P4" draw:id="id1" draw:layer="layout" svg:width="1cm" svg:height="0.4cm" svg:x="10.003cm" svg:y="16.2cm">
          <text:p text:style-name="P3"><text:span text:style-name="T1">bmo</text:span></text:p>
        </draw:rect>
        <draw:frame draw:style-name="gr8" draw:text-style-name="P6" draw:layer="layout" svg:width="0.4cm" svg:height="0.6cm" svg:x="8.603cm" svg:y="14.2cm">
          <draw:text-box>
            <text:p><text:span text:style-name="T3">0</text:span></text:p>
          </draw:text-box>
        </draw:frame>
        <draw:frame draw:style-name="gr8" draw:text-style-name="P6" draw:layer="layout" svg:width="0.4cm" svg:height="0.6cm" svg:x="8.603cm" svg:y="13.8cm">
          <draw:text-box>
            <text:p><text:span text:style-name="T3">1</text:span></text:p>
          </draw:text-box>
        </draw:frame>
        <draw:frame draw:style-name="gr8" draw:text-style-name="P6" draw:layer="layout" svg:width="0.4cm" svg:height="0.6cm" svg:x="8.603cm" svg:y="13.4cm">
          <draw:text-box>
            <text:p><text:span text:style-name="T3">2</text:span></text:p>
          </draw:text-box>
        </draw:frame>
        <draw:frame draw:style-name="gr8" draw:text-style-name="P6" draw:layer="layout" svg:width="0.4cm" svg:height="0.6cm" svg:x="8.603cm" svg:y="13cm">
          <draw:text-box>
            <text:p><text:span text:style-name="T3">3</text:span></text:p>
          </draw:text-box>
        </draw:frame>
        <draw:rect draw:style-name="gr7" draw:text-style-name="P4" draw:layer="layout" svg:width="2cm" svg:height="0.4cm" svg:x="9.003cm" svg:y="12.6cm">
          <text:p text:style-name="P3"><text:span text:style-name="T1">imb12()</text:span></text:p>
        </draw:rect>
        <draw:frame draw:style-name="gr8" draw:text-style-name="P6" draw:layer="layout" svg:width="0.4cm" svg:height="0.6cm" svg:x="8.603cm" svg:y="12.6cm">
          <draw:text-box>
            <text:p><text:span text:style-name="T3">4</text:span></text:p>
          </draw:text-box>
        </draw:frame>
        <draw:rect draw:style-name="gr9" draw:text-style-name="P4" draw:layer="layout" svg:width="1cm" svg:height="0.4cm" svg:x="9.003cm" svg:y="16.6cm">
          <text:p text:style-name="P3"><text:span text:style-name="T1">3(IA)</text:span></text:p>
        </draw:rect>
        <draw:rect draw:style-name="gr10" draw:text-style-name="P4" draw:id="id3" draw:layer="layout" svg:width="1cm" svg:height="0.4cm" svg:x="10.003cm" svg:y="16.6cm">
          <text:p text:style-name="P3"><text:span text:style-name="T1">bmo</text:span></text:p>
        </draw:rect>
        <draw:rect draw:style-name="gr7" draw:text-style-name="P4" draw:layer="layout" svg:width="2cm" svg:height="0.4cm" svg:x="9.003cm" svg:y="12.2cm">
          <text:p text:style-name="P3"><text:span text:style-name="T1">imc21()</text:span></text:p>
        </draw:rect>
        <draw:frame draw:style-name="gr8" draw:text-style-name="P6" draw:layer="layout" svg:width="0.4cm" svg:height="0.6cm" svg:x="8.603cm" svg:y="12.2cm">
          <draw:text-box>
            <text:p><text:span text:style-name="T3">5</text:span></text:p>
          </draw:text-box>
        </draw:frame>
        <draw:rect draw:style-name="gr7" draw:text-style-name="P4" draw:layer="layout" svg:width="2cm" svg:height="0.4cm" svg:x="12.204cm" svg:y="15cm">
          <text:p text:style-name="P3"><text:span text:style-name="T1">size</text:span></text:p>
        </draw:rect>
        <draw:rect draw:style-name="gr7" draw:text-style-name="P4" draw:layer="layout" svg:width="2cm" svg:height="0.4cm" svg:x="12.204cm" svg:y="14.6cm">
          <text:p text:style-name="P3"><text:span text:style-name="T1">...</text:span></text:p>
        </draw:rect>
        <draw:rect draw:style-name="gr7" draw:text-style-name="P4" draw:layer="layout" svg:width="2cm" svg:height="0.4cm" svg:x="12.204cm" svg:y="15.4cm">
          <text:p text:style-name="P3"><text:span text:style-name="T1">...</text:span></text:p>
        </draw:rect>
        <draw:rect draw:style-name="gr7" draw:text-style-name="P4" draw:layer="layout" svg:width="2cm" svg:height="0.4cm" svg:x="12.204cm" svg:y="15.8cm">
          <text:p text:style-name="P3"><text:span text:style-name="T1">imDelegIiMm</text:span></text:p>
        </draw:rect>
        <draw:rect draw:style-name="gr7" draw:text-style-name="P4" draw:layer="layout" svg:width="2cm" svg:height="0.4cm" svg:x="12.204cm" svg:y="14.2cm">
          <text:p text:style-name="P3"><text:span text:style-name="T1">&lt;init&gt;()</text:span></text:p>
        </draw:rect>
        <draw:rect draw:style-name="gr7" draw:text-style-name="P4" draw:layer="layout" svg:width="2cm" svg:height="0.4cm" svg:x="12.204cm" svg:y="13.8cm">
          <text:p text:style-name="P3"><text:span text:style-name="T1">cma11()</text:span></text:p>
        </draw:rect>
        <draw:rect draw:style-name="gr7" draw:text-style-name="P4" draw:layer="layout" svg:width="2cm" svg:height="0.4cm" svg:x="12.204cm" svg:y="13.4cm">
          <text:p text:style-name="P3"><text:span text:style-name="T1">cmb21()</text:span></text:p>
        </draw:rect>
        <draw:rect draw:style-name="gr5" draw:text-style-name="P2" draw:layer="layout" svg:width="2cm" svg:height="0.4cm" svg:x="12.204cm" svg:y="9.8cm">
          <text:p text:style-name="P5"><text:span text:style-name="T2">CDexC</text:span></text:p>
        </draw:rect>
        <draw:frame draw:style-name="gr8" draw:text-style-name="P6" draw:layer="layout" svg:width="0.4cm" svg:height="0.6cm" svg:x="11.804cm" svg:y="14.2cm">
          <draw:text-box>
            <text:p><text:span text:style-name="T3">0</text:span></text:p>
          </draw:text-box>
        </draw:frame>
        <draw:frame draw:style-name="gr8" draw:text-style-name="P6" draw:layer="layout" svg:width="0.4cm" svg:height="0.6cm" svg:x="11.804cm" svg:y="13.8cm">
          <draw:text-box>
            <text:p><text:span text:style-name="T3">1</text:span></text:p>
          </draw:text-box>
        </draw:frame>
        <draw:frame draw:style-name="gr8" draw:text-style-name="P6" draw:layer="layout" svg:width="0.4cm" svg:height="0.6cm" svg:x="11.804cm" svg:y="13.4cm">
          <draw:text-box>
            <text:p><text:span text:style-name="T3">2</text:span></text:p>
          </draw:text-box>
        </draw:frame>
        <draw:frame draw:style-name="gr8" draw:text-style-name="P6" draw:layer="layout" svg:width="0.4cm" svg:height="0.6cm" svg:x="11.804cm" svg:y="13cm">
          <draw:text-box>
            <text:p><text:span text:style-name="T3">3</text:span></text:p>
          </draw:text-box>
        </draw:frame>
        <draw:frame draw:style-name="gr8" draw:text-style-name="P6" draw:layer="layout" svg:width="0.4cm" svg:height="0.6cm" svg:x="11.804cm" svg:y="12.6cm">
          <draw:text-box>
            <text:p><text:span text:style-name="T3">4</text:span></text:p>
          </draw:text-box>
        </draw:frame>
        <draw:frame draw:style-name="gr8" draw:text-style-name="P6" draw:layer="layout" svg:width="0.4cm" svg:height="0.6cm" svg:x="11.804cm" svg:y="12.2cm">
          <draw:text-box>
            <text:p><text:span text:style-name="T3">5</text:span></text:p>
          </draw:text-box>
        </draw:frame>
        <draw:frame draw:style-name="gr8" draw:text-style-name="P6" draw:layer="layout" svg:width="0.4cm" svg:height="0.6cm" svg:x="11.804cm" svg:y="11.8cm">
          <draw:text-box>
            <text:p><text:span text:style-name="T3">6</text:span></text:p>
          </draw:text-box>
        </draw:frame>
        <draw:rect draw:style-name="gr7" draw:text-style-name="P4" draw:layer="layout" svg:width="2cm" svg:height="0.4cm" svg:x="15.405cm" svg:y="15cm">
          <text:p text:style-name="P3"><text:span text:style-name="T1">size</text:span></text:p>
        </draw:rect>
        <draw:rect draw:style-name="gr7" draw:text-style-name="P4" draw:layer="layout" svg:width="2cm" svg:height="0.4cm" svg:x="15.405cm" svg:y="14.6cm">
          <text:p text:style-name="P3"><text:span text:style-name="T1">...</text:span></text:p>
        </draw:rect>
        <draw:rect draw:style-name="gr7" draw:text-style-name="P4" draw:layer="layout" svg:width="2cm" svg:height="0.4cm" svg:x="15.405cm" svg:y="15.4cm">
          <text:p text:style-name="P3"><text:span text:style-name="T1">...</text:span></text:p>
        </draw:rect>
        <draw:rect draw:style-name="gr7" draw:text-style-name="P4" draw:layer="layout" svg:width="2cm" svg:height="0.4cm" svg:x="15.405cm" svg:y="15.8cm">
          <text:p text:style-name="P3"><text:span text:style-name="T1">imDelegIiMm</text:span></text:p>
        </draw:rect>
        <draw:rect draw:style-name="gr7" draw:text-style-name="P4" draw:layer="layout" svg:width="2cm" svg:height="0.4cm" svg:x="15.405cm" svg:y="14.2cm">
          <text:p text:style-name="P3"><text:span text:style-name="T1">&lt;init&gt;()</text:span></text:p>
        </draw:rect>
        <draw:rect draw:style-name="gr5" draw:text-style-name="P2" draw:layer="layout" svg:width="2cm" svg:height="0.4cm" svg:x="15.405cm" svg:y="9.8cm">
          <text:p text:style-name="P5"><text:span text:style-name="T2">CEexC</text:span></text:p>
        </draw:rect>
        <draw:frame draw:style-name="gr8" draw:text-style-name="P6" draw:layer="layout" svg:width="0.4cm" svg:height="0.6cm" svg:x="15.004cm" svg:y="14.2cm">
          <draw:text-box>
            <text:p><text:span text:style-name="T3">0</text:span></text:p>
          </draw:text-box>
        </draw:frame>
        <draw:frame draw:style-name="gr8" draw:text-style-name="P6" draw:layer="layout" svg:width="0.4cm" svg:height="0.6cm" svg:x="15.004cm" svg:y="13.8cm">
          <draw:text-box>
            <text:p><text:span text:style-name="T3">1</text:span></text:p>
          </draw:text-box>
        </draw:frame>
        <draw:line draw:style-name="gr1" draw:text-style-name="P1" draw:layer="layout" svg:x1="14.398cm" svg:y1="3.2cm" svg:x2="14.198cm" svg:y2="3.5cm">
          <text:p/>
        </draw:line>
        <draw:line draw:style-name="gr1" draw:text-style-name="P1" draw:layer="layout" svg:x1="14.598cm" svg:y1="3.5cm" svg:x2="14.398cm" svg:y2="3.2cm">
          <text:p/>
        </draw:line>
        <draw:line draw:style-name="gr1" draw:text-style-name="P1" draw:layer="layout" svg:x1="14.198cm" svg:y1="3.5cm" svg:x2="14.598cm" svg:y2="3.5cm">
          <text:p/>
        </draw:line>
        <draw:line draw:style-name="gr1" draw:text-style-name="P1" draw:layer="layout" svg:x1="14.4cm" svg:y1="3.5cm" svg:x2="14.4cm" svg:y2="4.5cm">
          <text:p/>
        </draw:line>
        <draw:rect draw:style-name="gr5" draw:text-style-name="P2" draw:layer="layout" svg:width="1.201cm" svg:height="0.4cm" svg:x="11.3cm" svg:y="4cm">
          <text:p text:style-name="P5"><text:span text:style-name="T2">id=2</text:span></text:p>
        </draw:rect>
        <draw:rect draw:style-name="gr5" draw:text-style-name="P2" draw:layer="layout" svg:width="1.201cm" svg:height="0.4cm" svg:x="11.301cm" svg:y="1.8cm">
          <text:p text:style-name="P5"><text:span text:style-name="T2">id=3</text:span></text:p>
        </draw:rect>
        <draw:rect draw:style-name="gr5" draw:text-style-name="P2" draw:layer="layout" svg:width="1.201cm" svg:height="0.4cm" svg:x="14.701cm" svg:y="4.5cm">
          <text:p text:style-name="P5"><text:span text:style-name="T2">id=5</text:span></text:p>
        </draw:rect>
        <draw:rect draw:style-name="gr5" draw:text-style-name="P2" draw:layer="layout" svg:width="1.201cm" svg:height="0.4cm" svg:x="14.702cm" svg:y="1.8cm">
          <text:p text:style-name="P5"><text:span text:style-name="T2">id=4</text:span></text:p>
        </draw:rect>
        <draw:rect draw:style-name="gr7" draw:text-style-name="P4" draw:layer="layout" svg:width="2cm" svg:height="0.4cm" svg:x="12.203cm" svg:y="12.6cm">
          <text:p text:style-name="P3"><text:span text:style-name="T1">ima11()</text:span></text:p>
        </draw:rect>
        <draw:rect draw:style-name="gr7" draw:text-style-name="P4" draw:layer="layout" svg:width="2cm" svg:height="0.4cm" svg:x="12.203cm" svg:y="12.2cm">
          <text:p text:style-name="P3"><text:span text:style-name="T1">imb12()</text:span></text:p>
        </draw:rect>
        <draw:rect draw:style-name="gr7" draw:text-style-name="P4" draw:layer="layout" svg:width="2cm" svg:height="0.4cm" svg:x="12.203cm" svg:y="11.8cm">
          <text:p text:style-name="P3"><text:span text:style-name="T1">imc21()</text:span></text:p>
        </draw:rect>
        <draw:rect draw:style-name="gr7" draw:text-style-name="P4" draw:layer="layout" svg:width="2cm" svg:height="0.4cm" svg:x="12.203cm" svg:y="11.4cm">
          <text:p text:style-name="P3"><text:span text:style-name="T1">imd11()</text:span></text:p>
        </draw:rect>
        <draw:rect draw:style-name="gr9" draw:text-style-name="P4" draw:layer="layout" svg:width="1cm" svg:height="0.4cm" svg:x="9.003cm" svg:y="17cm">
          <text:p text:style-name="P3"><text:span text:style-name="T1">0(IC)</text:span></text:p>
        </draw:rect>
        <draw:rect draw:style-name="gr10" draw:text-style-name="P4" draw:id="id5" draw:layer="layout" svg:width="1cm" svg:height="0.4cm" svg:x="10.003cm" svg:y="17cm">
          <text:p text:style-name="P3"><text:span text:style-name="T1">bmo</text:span></text:p>
        </draw:rect>
        <draw:rect draw:style-name="gr7" draw:text-style-name="P4" draw:id="id4" draw:layer="layout" svg:width="2cm" svg:height="0.4cm" svg:x="9.003cm" svg:y="18.2cm">
          <text:p text:style-name="P3"><text:span text:style-name="T1">ima11()</text:span></text:p>
        </draw:rect>
        <draw:rect draw:style-name="gr7" draw:text-style-name="P4" draw:id="id2" draw:layer="layout" svg:width="2cm" svg:height="0.4cm" svg:x="9.003cm" svg:y="17.4cm">
          <text:p text:style-name="P3"><text:span text:style-name="T1">ima11()</text:span></text:p>
        </draw:rect>
        <draw:rect draw:style-name="gr7" draw:text-style-name="P4" draw:id="id6" draw:layer="layout" svg:width="2cm" svg:height="0.4cm" svg:x="9.003cm" svg:y="18.6cm">
          <text:p text:style-name="P3"><text:span text:style-name="T1">imc21()</text:span></text:p>
        </draw:rect>
        <draw:connector draw:style-name="gr11" draw:text-style-name="P1" draw:layer="layout" draw:type="lines" svg:x1="11.003cm" svg:y1="16.4cm" svg:x2="11.003cm" svg:y2="17.6cm" draw:start-shape="id1" draw:start-glue-point="1" draw:end-shape="id2" svg:d="m11003 16400h501v1200h-501">
          <text:p/>
        </draw:connector>
        <draw:connector draw:style-name="gr11" draw:text-style-name="P1" draw:layer="layout" draw:type="lines" draw:line-skew="0.096cm 0.096cm" svg:x1="11.003cm" svg:y1="16.8cm" svg:x2="11.003cm" svg:y2="18.4cm" draw:start-shape="id3" draw:start-glue-point="1" draw:end-shape="id4" draw:end-glue-point="1" svg:d="m11003 16800h597v1600h-597">
          <text:p/>
        </draw:connector>
        <draw:connector draw:style-name="gr11" draw:text-style-name="P1" draw:layer="layout" draw:type="lines" draw:line-skew="0.196cm 0.196cm" svg:x1="11.003cm" svg:y1="17.2cm" svg:x2="11.003cm" svg:y2="18.8cm" draw:start-shape="id5" draw:start-glue-point="1" draw:end-shape="id6" draw:end-glue-point="1" svg:d="m11003 17200h697v1600h-697">
          <text:p/>
        </draw:connector>
        <draw:rect draw:style-name="gr7" draw:text-style-name="P4" draw:layer="layout" svg:width="2cm" svg:height="0.4cm" svg:x="9.003cm" svg:y="17.8cm">
          <text:p text:style-name="P3"><text:span text:style-name="T1">imb12()</text:span></text:p>
        </draw:rect>
        <draw:rect draw:style-name="gr9" draw:text-style-name="P4" draw:layer="layout" svg:width="1cm" svg:height="0.4cm" svg:x="12.204cm" svg:y="16.6cm">
          <text:p text:style-name="P3"><text:span text:style-name="T1">4(IB)</text:span></text:p>
        </draw:rect>
        <draw:rect draw:style-name="gr10" draw:text-style-name="P4" draw:id="id7" draw:layer="layout" svg:width="1cm" svg:height="0.4cm" svg:x="13.204cm" svg:y="16.6cm">
          <text:p text:style-name="P3"><text:span text:style-name="T1">bmo</text:span></text:p>
        </draw:rect>
        <draw:rect draw:style-name="gr9" draw:text-style-name="P4" draw:layer="layout" svg:width="1cm" svg:height="0.4cm" svg:x="12.204cm" svg:y="17cm">
          <text:p text:style-name="P3"><text:span text:style-name="T1">3(IA)</text:span></text:p>
        </draw:rect>
        <draw:rect draw:style-name="gr10" draw:text-style-name="P4" draw:id="id9" draw:layer="layout" svg:width="1cm" svg:height="0.4cm" svg:x="13.204cm" svg:y="17cm">
          <text:p text:style-name="P3"><text:span text:style-name="T1">bmo</text:span></text:p>
        </draw:rect>
        <draw:rect draw:style-name="gr9" draw:text-style-name="P4" draw:layer="layout" svg:width="1cm" svg:height="0.4cm" svg:x="12.204cm" svg:y="17.4cm">
          <text:p text:style-name="P3"><text:span text:style-name="T1">2(IC)</text:span></text:p>
        </draw:rect>
        <draw:rect draw:style-name="gr10" draw:text-style-name="P4" draw:id="id11" draw:layer="layout" svg:width="1cm" svg:height="0.4cm" svg:x="13.204cm" svg:y="17.4cm">
          <text:p text:style-name="P3"><text:span text:style-name="T1">bmo</text:span></text:p>
        </draw:rect>
        <draw:rect draw:style-name="gr7" draw:text-style-name="P4" draw:id="id10" draw:layer="layout" svg:width="2cm" svg:height="0.4cm" svg:x="12.204cm" svg:y="19.4cm">
          <text:p text:style-name="P3"><text:span text:style-name="T1">ima11()</text:span></text:p>
        </draw:rect>
        <draw:rect draw:style-name="gr7" draw:text-style-name="P4" draw:id="id8" draw:layer="layout" svg:width="2cm" svg:height="0.4cm" svg:x="12.204cm" svg:y="18.6cm">
          <text:p text:style-name="P3"><text:span text:style-name="T1">ima11()</text:span></text:p>
        </draw:rect>
        <draw:rect draw:style-name="gr7" draw:text-style-name="P4" draw:id="id12" draw:layer="layout" svg:width="2cm" svg:height="0.4cm" svg:x="12.204cm" svg:y="19.8cm">
          <text:p text:style-name="P3"><text:span text:style-name="T1">imc21()</text:span></text:p>
        </draw:rect>
        <draw:connector draw:style-name="gr11" draw:text-style-name="P1" draw:layer="layout" draw:type="lines" draw:line-skew="0.095cm 0.095cm" svg:x1="14.204cm" svg:y1="16.8cm" svg:x2="14.204cm" svg:y2="18.8cm" draw:start-shape="id7" draw:start-glue-point="1" draw:end-shape="id8" svg:d="m14204 16800h596v2000h-596">
          <text:p/>
        </draw:connector>
        <draw:connector draw:style-name="gr11" draw:text-style-name="P1" draw:layer="layout" draw:type="lines" draw:line-skew="0.195cm 0.195cm" svg:x1="14.204cm" svg:y1="17.2cm" svg:x2="14.204cm" svg:y2="19.6cm" draw:start-shape="id9" draw:start-glue-point="1" draw:end-shape="id10" draw:end-glue-point="1" svg:d="m14204 17200h696v2400h-696">
          <text:p/>
        </draw:connector>
        <draw:connector draw:style-name="gr11" draw:text-style-name="P1" draw:layer="layout" draw:type="lines" draw:line-skew="0.295cm 0.295cm" svg:x1="14.204cm" svg:y1="17.6cm" svg:x2="14.204cm" svg:y2="20cm" draw:start-shape="id11" draw:start-glue-point="1" draw:end-shape="id12" draw:end-glue-point="1" svg:d="m14204 17600h796v2400h-796">
          <text:p/>
        </draw:connector>
        <draw:rect draw:style-name="gr7" draw:text-style-name="P4" draw:layer="layout" svg:width="2cm" svg:height="0.4cm" svg:x="12.204cm" svg:y="19cm">
          <text:p text:style-name="P3"><text:span text:style-name="T1">imb12()</text:span></text:p>
        </draw:rect>
        <draw:rect draw:style-name="gr9" draw:text-style-name="P4" draw:layer="layout" svg:width="1cm" svg:height="0.4cm" svg:x="12.204cm" svg:y="16.2cm">
          <text:p text:style-name="P3"><text:span text:style-name="T1">5(ID)</text:span></text:p>
        </draw:rect>
        <draw:rect draw:style-name="gr10" draw:text-style-name="P4" draw:id="id13" draw:layer="layout" svg:width="1cm" svg:height="0.4cm" svg:x="13.204cm" svg:y="16.2cm">
          <text:p text:style-name="P3"><text:span text:style-name="T1">bmo</text:span></text:p>
        </draw:rect>
        <draw:rect draw:style-name="gr9" draw:text-style-name="P4" draw:layer="layout" svg:width="1cm" svg:height="0.4cm" svg:x="12.204cm" svg:y="17.8cm">
          <text:p text:style-name="P3"><text:span text:style-name="T1">0(IE)</text:span></text:p>
        </draw:rect>
        <draw:rect draw:style-name="gr10" draw:text-style-name="P4" draw:id="id15" draw:layer="layout" svg:width="1cm" svg:height="0.4cm" svg:x="13.204cm" svg:y="17.8cm">
          <text:p text:style-name="P3"><text:span text:style-name="T1">bmo</text:span></text:p>
        </draw:rect>
        <draw:rect draw:style-name="gr7" draw:text-style-name="P4" draw:id="id14" draw:layer="layout" svg:width="2cm" svg:height="0.4cm" svg:x="12.204cm" svg:y="18.2cm">
          <text:p text:style-name="P3"><text:span text:style-name="T1">imd11()</text:span></text:p>
        </draw:rect>
        <draw:connector draw:style-name="gr11" draw:text-style-name="P1" draw:layer="layout" draw:type="lines" svg:x1="14.204cm" svg:y1="16.4cm" svg:x2="14.204cm" svg:y2="18.4cm" draw:start-shape="id13" draw:start-glue-point="1" draw:end-shape="id14" draw:end-glue-point="1" svg:d="m14204 16400h501v2000h-501">
          <text:p/>
        </draw:connector>
        <draw:connector draw:style-name="gr11" draw:text-style-name="P1" draw:layer="layout" draw:type="lines" draw:line-skew="0.395cm 0.395cm" svg:x1="14.204cm" svg:y1="18cm" svg:x2="14.204cm" svg:y2="20.4cm" draw:start-shape="id15" draw:start-glue-point="1" draw:end-shape="id16" draw:end-glue-point="1" svg:d="m14204 18000h896v2400h-896">
          <text:p/>
        </draw:connector>
        <draw:rect draw:style-name="gr7" draw:text-style-name="P4" draw:id="id16" draw:layer="layout" svg:width="2cm" svg:height="0.4cm" svg:x="12.204cm" svg:y="20.2cm">
          <text:p text:style-name="P3"><text:span text:style-name="T1">ime31()</text:span></text:p>
        </draw:rect>
        <draw:rect draw:style-name="gr7" draw:text-style-name="P4" draw:layer="layout" svg:width="2cm" svg:height="0.4cm" svg:x="12.204cm" svg:y="13cm">
          <text:p text:style-name="P3"><text:span text:style-name="T1">cmd31()</text:span></text:p>
        </draw:rect>
        <draw:frame draw:style-name="gr8" draw:text-style-name="P6" draw:layer="layout" svg:width="0.4cm" svg:height="0.6cm" svg:x="11.804cm" svg:y="11.4cm">
          <draw:text-box>
            <text:p><text:span text:style-name="T3">7</text:span></text:p>
          </draw:text-box>
        </draw:frame>
        <draw:rect draw:style-name="gr7" draw:text-style-name="P4" draw:layer="layout" svg:width="2cm" svg:height="0.4cm" svg:x="12.204cm" svg:y="11cm">
          <text:p text:style-name="P3"><text:span text:style-name="T1">ime31()</text:span></text:p>
        </draw:rect>
        <draw:frame draw:style-name="gr8" draw:text-style-name="P6" draw:layer="layout" svg:width="0.4cm" svg:height="0.6cm" svg:x="11.805cm" svg:y="11cm">
          <draw:text-box>
            <text:p><text:span text:style-name="T3">8</text:span></text:p>
          </draw:text-box>
        </draw:frame>
        <draw:rect draw:style-name="gr7" draw:text-style-name="P4" draw:layer="layout" svg:width="2cm" svg:height="0.4cm" svg:x="15.404cm" svg:y="13.8cm">
          <text:p text:style-name="P3"><text:span text:style-name="T1">ima11()</text:span></text:p>
        </draw:rect>
        <draw:rect draw:style-name="gr7" draw:text-style-name="P4" draw:layer="layout" svg:width="2cm" svg:height="0.4cm" svg:x="15.404cm" svg:y="13.4cm">
          <text:p text:style-name="P3"><text:span text:style-name="T1">imb12()</text:span></text:p>
        </draw:rect>
        <draw:rect draw:style-name="gr7" draw:text-style-name="P4" draw:layer="layout" svg:width="2cm" svg:height="0.4cm" svg:x="15.404cm" svg:y="13cm">
          <text:p text:style-name="P3"><text:span text:style-name="T1">imc21()</text:span></text:p>
        </draw:rect>
        <draw:rect draw:style-name="gr7" draw:text-style-name="P4" draw:layer="layout" svg:width="2cm" svg:height="0.4cm" svg:x="15.404cm" svg:y="12.6cm">
          <text:p text:style-name="P3"><text:span text:style-name="T1">imd11()</text:span></text:p>
        </draw:rect>
        <draw:rect draw:style-name="gr7" draw:text-style-name="P4" draw:layer="layout" svg:width="2cm" svg:height="0.4cm" svg:x="15.405cm" svg:y="12.2cm">
          <text:p text:style-name="P3"><text:span text:style-name="T1">ime31()</text:span></text:p>
        </draw:rect>
        <draw:frame draw:style-name="gr8" draw:text-style-name="P6" draw:layer="layout" svg:width="0.4cm" svg:height="0.6cm" svg:x="15.004cm" svg:y="13.4cm">
          <draw:text-box>
            <text:p><text:span text:style-name="T3">2</text:span></text:p>
          </draw:text-box>
        </draw:frame>
        <draw:frame draw:style-name="gr8" draw:text-style-name="P6" draw:layer="layout" svg:width="0.4cm" svg:height="0.6cm" svg:x="15.004cm" svg:y="13cm">
          <draw:text-box>
            <text:p><text:span text:style-name="T3">3</text:span></text:p>
          </draw:text-box>
        </draw:frame>
        <draw:frame draw:style-name="gr8" draw:text-style-name="P6" draw:layer="layout" svg:width="0.4cm" svg:height="0.6cm" svg:x="15.004cm" svg:y="12.6cm">
          <draw:text-box>
            <text:p><text:span text:style-name="T3">4</text:span></text:p>
          </draw:text-box>
        </draw:frame>
        <draw:frame draw:style-name="gr8" draw:text-style-name="P6" draw:layer="layout" svg:width="0.4cm" svg:height="0.6cm" svg:x="15.004cm" svg:y="12.2cm">
          <draw:text-box>
            <text:p><text:span text:style-name="T3">5</text:span></text:p>
          </draw:text-box>
        </draw:frame>
        <draw:rect draw:style-name="gr9" draw:text-style-name="P4" draw:layer="layout" svg:width="1cm" svg:height="0.4cm" svg:x="15.404cm" svg:y="16.6cm">
          <text:p text:style-name="P3"><text:span text:style-name="T1">4(IB)</text:span></text:p>
        </draw:rect>
        <draw:rect draw:style-name="gr10" draw:text-style-name="P4" draw:id="id17" draw:layer="layout" svg:width="1cm" svg:height="0.4cm" svg:x="16.404cm" svg:y="16.6cm">
          <text:p text:style-name="P3"><text:span text:style-name="T1">bmo</text:span></text:p>
        </draw:rect>
        <draw:rect draw:style-name="gr9" draw:text-style-name="P4" draw:layer="layout" svg:width="1cm" svg:height="0.4cm" svg:x="15.404cm" svg:y="17cm">
          <text:p text:style-name="P3"><text:span text:style-name="T1">3(IA)</text:span></text:p>
        </draw:rect>
        <draw:rect draw:style-name="gr10" draw:text-style-name="P4" draw:id="id19" draw:layer="layout" svg:width="1cm" svg:height="0.4cm" svg:x="16.404cm" svg:y="17cm">
          <text:p text:style-name="P3"><text:span text:style-name="T1">bmo</text:span></text:p>
        </draw:rect>
        <draw:rect draw:style-name="gr9" draw:text-style-name="P4" draw:layer="layout" svg:width="1cm" svg:height="0.4cm" svg:x="15.404cm" svg:y="17.4cm">
          <text:p text:style-name="P3"><text:span text:style-name="T1">2(IC)</text:span></text:p>
        </draw:rect>
        <draw:rect draw:style-name="gr10" draw:text-style-name="P4" draw:id="id21" draw:layer="layout" svg:width="1cm" svg:height="0.4cm" svg:x="16.404cm" svg:y="17.4cm">
          <text:p text:style-name="P3"><text:span text:style-name="T1">bmo</text:span></text:p>
        </draw:rect>
        <draw:rect draw:style-name="gr7" draw:text-style-name="P4" draw:id="id20" draw:layer="layout" svg:width="2cm" svg:height="0.4cm" svg:x="15.404cm" svg:y="19.4cm">
          <text:p text:style-name="P3"><text:span text:style-name="T1">ima11()</text:span></text:p>
        </draw:rect>
        <draw:rect draw:style-name="gr7" draw:text-style-name="P4" draw:id="id18" draw:layer="layout" svg:width="2cm" svg:height="0.4cm" svg:x="15.404cm" svg:y="18.6cm">
          <text:p text:style-name="P3"><text:span text:style-name="T1">ima11()</text:span></text:p>
        </draw:rect>
        <draw:rect draw:style-name="gr7" draw:text-style-name="P4" draw:id="id22" draw:layer="layout" svg:width="2cm" svg:height="0.4cm" svg:x="15.404cm" svg:y="19.8cm">
          <text:p text:style-name="P3"><text:span text:style-name="T1">imc21()</text:span></text:p>
        </draw:rect>
        <draw:connector draw:style-name="gr11" draw:text-style-name="P1" draw:layer="layout" draw:type="lines" draw:line-skew="0.095cm 0.095cm" svg:x1="17.404cm" svg:y1="16.8cm" svg:x2="17.404cm" svg:y2="18.8cm" draw:start-shape="id17" draw:start-glue-point="1" draw:end-shape="id18" svg:d="m17404 16800h596v2000h-596">
          <text:p/>
        </draw:connector>
        <draw:connector draw:style-name="gr11" draw:text-style-name="P1" draw:layer="layout" draw:type="lines" draw:line-skew="0.195cm 0.195cm" svg:x1="17.404cm" svg:y1="17.2cm" svg:x2="17.404cm" svg:y2="19.6cm" draw:start-shape="id19" draw:start-glue-point="1" draw:end-shape="id20" draw:end-glue-point="1" svg:d="m17404 17200h696v2400h-696">
          <text:p/>
        </draw:connector>
        <draw:connector draw:style-name="gr11" draw:text-style-name="P1" draw:layer="layout" draw:type="lines" draw:line-skew="0.295cm 0.295cm" svg:x1="17.404cm" svg:y1="17.6cm" svg:x2="17.404cm" svg:y2="20cm" draw:start-shape="id21" draw:start-glue-point="1" draw:end-shape="id22" draw:end-glue-point="1" svg:d="m17404 17600h796v2400h-796">
          <text:p/>
        </draw:connector>
        <draw:rect draw:style-name="gr7" draw:text-style-name="P4" draw:layer="layout" svg:width="2cm" svg:height="0.4cm" svg:x="15.404cm" svg:y="19cm">
          <text:p text:style-name="P3"><text:span text:style-name="T1">imb12()</text:span></text:p>
        </draw:rect>
        <draw:rect draw:style-name="gr9" draw:text-style-name="P4" draw:layer="layout" svg:width="1cm" svg:height="0.4cm" svg:x="15.404cm" svg:y="16.2cm">
          <text:p text:style-name="P3"><text:span text:style-name="T1">5(ID)</text:span></text:p>
        </draw:rect>
        <draw:rect draw:style-name="gr10" draw:text-style-name="P4" draw:id="id25" draw:layer="layout" svg:width="1cm" svg:height="0.4cm" svg:x="16.404cm" svg:y="16.2cm">
          <text:p text:style-name="P3"><text:span text:style-name="T1">bmo</text:span></text:p>
        </draw:rect>
        <draw:rect draw:style-name="gr9" draw:text-style-name="P4" draw:layer="layout" svg:width="1cm" svg:height="0.4cm" svg:x="15.404cm" svg:y="17.8cm">
          <text:p text:style-name="P3"><text:span text:style-name="T1">0(IE)</text:span></text:p>
        </draw:rect>
        <draw:rect draw:style-name="gr10" draw:text-style-name="P4" draw:id="id23" draw:layer="layout" svg:width="1cm" svg:height="0.4cm" svg:x="16.404cm" svg:y="17.8cm">
          <text:p text:style-name="P3"><text:span text:style-name="T1">bmo</text:span></text:p>
        </draw:rect>
        <draw:rect draw:style-name="gr7" draw:text-style-name="P4" draw:id="id26" draw:layer="layout" svg:width="2cm" svg:height="0.4cm" svg:x="15.404cm" svg:y="18.2cm">
          <text:p text:style-name="P3"><text:span text:style-name="T1">imd11()</text:span></text:p>
        </draw:rect>
        <draw:connector draw:style-name="gr11" draw:text-style-name="P1" draw:layer="layout" draw:type="lines" draw:line-skew="0.395cm 0.395cm" svg:x1="17.404cm" svg:y1="18cm" svg:x2="17.404cm" svg:y2="20.4cm" draw:start-shape="id23" draw:start-glue-point="1" draw:end-shape="id24" draw:end-glue-point="1" svg:d="m17404 18000h896v2400h-896">
          <text:p/>
        </draw:connector>
        <draw:rect draw:style-name="gr7" draw:text-style-name="P4" draw:id="id24" draw:layer="layout" svg:width="2cm" svg:height="0.4cm" svg:x="15.404cm" svg:y="20.2cm">
          <text:p text:style-name="P3"><text:span text:style-name="T1">ime31()</text:span></text:p>
        </draw:rect>
        <draw:connector draw:style-name="gr11" draw:text-style-name="P1" draw:layer="layout" draw:type="lines" svg:x1="17.404cm" svg:y1="16.4cm" svg:x2="17.404cm" svg:y2="18.4cm" draw:start-shape="id25" draw:start-glue-point="1" draw:end-shape="id26" svg:d="m17404 16400h501v2000h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ienende_20_1" draw:display-name="Linienende 1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3-04-05T15:20:52.29</dc:date>
    <meta:printed-by>Urs Graf</meta:printed-by>
    <meta:print-date>2010-04-12T09:03:01</meta:print-date>
    <meta:editing-cycles>14</meta:editing-cycles>
    <meta:editing-duration>PT75H24M51S</meta:editing-duration>
    <meta:document-statistic meta:object-count="202"/>
    <meta:user-defined meta:name="Info 1"/>
    <meta:user-defined meta:name="Info 2"/>
    <meta:user-defined meta:name="Info 3"/>
    <meta:user-defined meta:name="Info 4"/>
  </office:meta>
</office:document-meta>
</file>